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ocumentación</text:p>
          </table:table-cell>
          <table:table-cell table:style-name="ce2" office:value-type="date" office:date-value="2011-09-29">
            <text:p>29/09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date" office:date-value="2011-09-30">
            <text:p>30/09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date" office:date-value="2011-10-03">
            <text:p>03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04">
            <text:p>04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10">
            <text:p>10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1-10-16">
            <text:p>16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1-10-17">
            <text:p>17/10/11</text:p>
          </table:table-cell>
          <table:table-cell office:value-type="float" office:value="3.5">
            <text:p>3,5</text:p>
          </table:table-cell>
        </table:table-row>
        <table:table-row table:style-name="ro1">
          <table:table-cell/>
          <table:table-cell table:style-name="ce2"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/>
          <table:table-cell table:style-name="ce2" office:value-type="date" office:date-value="2011-10-19">
            <text:p>19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20">
            <text:p>20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24">
            <text:p>24/10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1-10-26">
            <text:p>26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27">
            <text:p>27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31">
            <text:p>31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</table:table-row>
        <table:table-row table:style-name="ro1" table:number-rows-repeated="24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61.5">
            <text:p>61,5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3">03/11/2011</text:date>, <text:time>01:16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1-11-03T01:16:16</dc:date>
    <dc:creator>david </dc:creator>
    <meta:editing-duration>PT00H08M04S</meta:editing-duration>
    <meta:editing-cycles>12</meta:editing-cycles>
    <meta:generator>OpenOffice.org/3.2$Unix OpenOffice.org_project/320m12$Build-9483</meta:generator>
    <meta:document-statistic meta:table-count="3" meta:cell-count="36" meta:object-count="0"/>
  </office:meta>
</office:document-meta>
</file>